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A150000109DC058278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c|c}&#10;\hline&#10;&amp; &amp; &amp; \\&#10;\hline&#10;A &amp; x &amp; y &amp; A \\&#10;0 &amp; 0 &amp; 0 &amp; 0 \\&#10;0 &amp; 0 &amp; 1 &amp; 0 \\&#10;0 &amp; 1 &amp; 0 &amp; 0 \\&#10;0 &amp; 1 &amp; 1 &amp; 0 \\&#10;1 &amp; 0 &amp; 0 &amp; 0 \\&#10;1 &amp; 0 &amp; 1 &amp;1 \\&#10;1 &amp; 1 &amp; 0 &amp; 1 \\&#10;1 &amp; 1 &amp; 1 &amp; 1 \\&#10;\hline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961cm" svg:height="2.842cm" svg:x="1.468cm" svg:y="-0.127cm">
          <draw:image xlink:href="Pictures/2000000100000A150000109DC058278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6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7T15:54:53</dc:date>
    <dc:creator>kkk </dc:creator>
    <meta:generator>LibreOffice/3.3$Linux LibreOffice_project/330m19$Build-401</meta:generator>
    <meta:editing-duration>PT5M45S</meta:editing-duration>
    <meta:editing-cycles>1</meta:editing-cycles>
    <meta:document-statistic meta:object-count="1"/>
  </office:meta>
</office:document-meta>
</file>